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3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1"/>
    </style:style>
    <style:style style:name="P4" style:family="paragraph" style:parent-style-name="Standard" style:list-style-name="WWNum1">
      <style:paragraph-properties fo:margin-left="1.27cm" fo:margin-right="0cm" fo:margin-top="0cm" fo:margin-bottom="0cm" style:contextual-spacing="true" fo:text-indent="0.635cm" style:auto-text-indent="false"/>
    </style:style>
    <style:style style:name="P5" style:family="paragraph" style:parent-style-name="Standard" style:list-style-name="WWNum8">
      <style:paragraph-properties fo:margin-left="1.27cm" fo:margin-right="0cm" fo:margin-top="0cm" fo:margin-bottom="0cm" style:contextual-spacing="true" fo:text-indent="0.635cm" style:auto-text-indent="false"/>
    </style:style>
    <style:style style:name="P6" style:family="paragraph" style:parent-style-name="Standard" style:list-style-name="WWNum3">
      <style:paragraph-properties fo:margin-left="1.27cm" fo:margin-right="0cm" fo:margin-top="0cm" fo:margin-bottom="0cm" style:contextual-spacing="true" fo:text-indent="0.635cm" style:auto-text-indent="false"/>
    </style:style>
    <style:style style:name="P7" style:family="paragraph" style:parent-style-name="Standard" style:list-style-name="WWNum9">
      <style:paragraph-properties fo:margin-left="1.27cm" fo:margin-right="0cm" fo:margin-top="0cm" fo:margin-bottom="0cm" style:contextual-spacing="true" fo:text-indent="0.635cm" style:auto-text-indent="false"/>
    </style:style>
    <style:style style:name="P8" style:family="paragraph" style:parent-style-name="Standard" style:list-style-name="WWNum6">
      <style:paragraph-properties fo:margin-left="1.27cm" fo:margin-right="0cm" fo:margin-top="0cm" fo:margin-bottom="0cm" style:contextual-spacing="true" fo:text-indent="0.635cm" style:auto-text-indent="false"/>
    </style:style>
    <style:style style:name="P9" style:family="paragraph" style:parent-style-name="Standard" style:list-style-name="WWNum10">
      <style:paragraph-properties fo:margin-left="1.27cm" fo:margin-right="0cm" fo:margin-top="0cm" fo:margin-bottom="0cm" style:contextual-spacing="true" fo:text-indent="0.635cm" style:auto-text-indent="false"/>
    </style:style>
    <style:style style:name="P10" style:family="paragraph" style:parent-style-name="Standard" style:list-style-name="WWNum4">
      <style:paragraph-properties fo:margin-left="1.27cm" fo:margin-right="0cm" fo:margin-top="0cm" fo:margin-bottom="0cm" style:contextual-spacing="true" fo:text-indent="0.635cm" style:auto-text-indent="false"/>
    </style:style>
    <style:style style:name="P11" style:family="paragraph" style:parent-style-name="Standard" style:list-style-name="WWNum5">
      <style:paragraph-properties fo:margin-left="1.27cm" fo:margin-right="0cm" fo:margin-top="0cm" fo:margin-bottom="0cm" style:contextual-spacing="true" fo:text-indent="0.635cm" style:auto-text-indent="false"/>
    </style:style>
    <style:style style:name="P12" style:family="paragraph" style:parent-style-name="Standard" style:list-style-name="WWNum7">
      <style:paragraph-properties fo:margin-left="1.27cm" fo:margin-right="0cm" fo:margin-top="0cm" fo:margin-bottom="0cm" style:contextual-spacing="true" fo:text-indent="0.635cm" style:auto-text-indent="false"/>
    </style:style>
    <style:style style:name="P13" style:family="paragraph" style:parent-style-name="Standard" style:list-style-name="WWNum2">
      <style:paragraph-properties fo:margin-left="1.27cm" fo:margin-right="0cm" fo:margin-top="0cm" fo:margin-bottom="0cm" style:contextual-spacing="true" fo:text-indent="0.635cm" style:auto-text-indent="false"/>
      <style:text-properties officeooo:rsid="0004fe91" officeooo:paragraph-rsid="0004fe9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Journal de bord du blog</text:span></text:p>
      <text:p text:style-name="P2"/>
      <text:p text:style-name="P1">J1: </text:p>
      <text:list xml:id="list7756551866511284876" text:style-name="WWNum1">
        <text:list-item>
          <text:p text:style-name="P4">J’ai pris connaissance du cahier des charges et les contraintes liés à celui-ci. </text:p>
        </text:list-item>
        <text:list-item>
          <text:p text:style-name="P4">Réalisé la base de données et mise en application.</text:p>
        </text:list-item>
        <text:list-item>
          <text:p text:style-name="P4">Façonnage des maquettes.</text:p>
        </text:list-item>
        <text:list-item>
          <text:p text:style-name="P4">Fais la configuration de cakephp et les logs pour l’administrateur. L’upload d’avatar lors de l’ajout fonctionne.</text:p>
        </text:list-item>
      </text:list>
      <text:p text:style-name="P1"/>
      <text:p text:style-name="P1">J2:</text:p>
      <text:list xml:id="list4929810641311703932" text:style-name="WWNum8">
        <text:list-item>
          <text:p text:style-name="P5">Début du design de la page admin, puis j’avais besoin d’article pour la mise en page donc création d’article avec upload de photo. </text:p>
        </text:list-item>
        <text:list-item>
          <text:p text:style-name="P5">Entre temps, intervention d’une entreprise (clémentine) afin de nous présenter son entreprise. </text:p>
        </text:list-item>
        <text:list-item>
          <text:p text:style-name="P5">Visuel de l’index d’article, d’un article en particulier, des formulaire éditer et ajouter article.</text:p>
        </text:list-item>
      </text:list>
      <text:p text:style-name="P1">J3 : </text:p>
      <text:list xml:id="list6060985963378861839" text:style-name="WWNum3">
        <text:list-item>
          <text:p text:style-name="P6">Fonctionnalités des articles (ajout/modif/supprimer)</text:p>
        </text:list-item>
        <text:list-item>
          <text:p text:style-name="P6">vues des articles (index, view)</text:p>
        </text:list-item>
        <text:list-item>
          <text:p text:style-name="P6">vue d’un ajout d’une catégorie</text:p>
        </text:list-item>
        <text:list-item>
          <text:p text:style-name="P6">rectification des droits</text:p>
        </text:list-item>
        <text:list-item>
          <text:p text:style-name="P6">modification dans le menu concernant les onglets à afficher selon le statut de la personne.</text:p>
        </text:list-item>
        <text:list-item>
          <text:p text:style-name="P6">beaucoup de debug réalisé concernant l’upload de photo de l’article.</text:p>
        </text:list-item>
      </text:list>
      <text:p text:style-name="P1"/>
      <text:p text:style-name="P1">J4: </text:p>
      <text:list xml:id="list3784584662007577798" text:style-name="WWNum9">
        <text:list-item>
          <text:p text:style-name="P7">Vue pour un visiteur terminée avec le formulaire d’inscription pour s’inscrire comme utilisateur du blog.</text:p>
        </text:list-item>
        <text:list-item>
          <text:p text:style-name="P7">Commencer à préparer l’ajout d’un commentaire sur un article.</text:p>
        </text:list-item>
      </text:list>
      <text:p text:style-name="P1"/>
      <text:p text:style-name="P1">J5:</text:p>
      <text:list xml:id="list481667610335555459" text:style-name="WWNum6">
        <text:list-item>
          <text:p text:style-name="P8">faire de nouveau le script de hachage de mot de passe, problème lors d’une inscription</text:p>
        </text:list-item>
        <text:list-item>
          <text:p text:style-name="P8">ajouter des commentaire sur un article lorsque l’utilisateur est connecté</text:p>
        </text:list-item>
        <text:list-item>
          <text:p text:style-name="P8">ajout d’une animation</text:p>
        </text:list-item>
        <text:list-item>
          <text:p text:style-name="P8">design du champs d’ajout de commentaire</text:p>
        </text:list-item>
      </text:list>
      <text:p text:style-name="P1"/>
      <text:p text:style-name="P1">J6: </text:p>
      <text:list xml:id="list7128970530077365274" text:style-name="WWNum10">
        <text:list-item>
          <text:p text:style-name="P9">modification des vue dans les layout</text:p>
        </text:list-item>
        <text:list-item>
          <text:p text:style-name="P9">modifications des vues dans les articles et les commentaires</text:p>
        </text:list-item>
        <text:list-item>
          <text:p text:style-name="P9">modification sur le front</text:p>
        </text:list-item>
        <text:list-item>
          <text:p text:style-name="P9">suppression d’un article avec commentaire fonctionnel</text:p>
        </text:list-item>
        <text:list-item>
          <text:p text:style-name="P9">Recherche et essai de différentes animations.</text:p>
        </text:list-item>
      </text:list>
      <text:p text:style-name="P1"/>
      <text:p text:style-name="P1">J7: </text:p>
      <text:list xml:id="list9115337287958874795" text:style-name="WWNum4">
        <text:list-item>
          <text:p text:style-name="P10"><text:s/>Resize d’une image lors d’un upload en 2 tailles différentes: l’une en taille icon, l’autre en taille d’une image à afficher sur l’article. (perte de temps à la recherche et à la mise en place de l’upload).</text:p>
        </text:list-item>
        <text:list-item>
          <text:p text:style-name="P10">Vue et fonctionnalité des commentaires terminées et redirection changer pour différentes pages.</text:p>
        </text:list-item>
        <text:list-item>
          <text:p text:style-name="P10"><text:soft-page-break/>en recherche d’animation pour le site</text:p>
        </text:list-item>
      </text:list>
      <text:p text:style-name="P1"/>
      <text:p text:style-name="P1">J8: </text:p>
      <text:list xml:id="list2396219801706868012" text:style-name="WWNum5">
        <text:list-item>
          <text:p text:style-name="P11">mise en place des animations</text:p>
        </text:list-item>
        <text:list-item>
          <text:p text:style-name="P11">Trie des articles par catégorie</text:p>
        </text:list-item>
        <text:list-item>
          <text:p text:style-name="P11">mise en ligne du blog</text:p>
        </text:list-item>
        <text:list-item>
          <text:p text:style-name="P11">Rectification des bug liés à la mises en ligne du blogs.</text:p>
        </text:list-item>
        <text:list-item>
          <text:p text:style-name="P11">Remplacement du lien de la page d’accueil qui s’ouvre sur un autre fichiers.</text:p>
        </text:list-item>
      </text:list>
      <text:p text:style-name="P1"/>
      <text:p text:style-name="P1">J9:</text:p>
      <text:list xml:id="list6763998773270892362" text:style-name="WWNum7">
        <text:list-item>
          <text:p text:style-name="P12">Dernières mises en forme de la page d’accueil et de certaines pages dans la partie admin</text:p>
        </text:list-item>
        <text:list-item>
          <text:p text:style-name="P12">recopiage des maquettes au propre.</text:p>
        </text:list-item>
        <text:list-item>
          <text:p text:style-name="P12">développement de la présentation</text:p>
        </text:list-item>
      </text:list>
      <text:p text:style-name="P1"/>
      <text:p text:style-name="P1">J10 :</text:p>
      <text:list xml:id="list3163648105379948459" text:style-name="WWNum2">
        <text:list-item>
          <text:p text:style-name="P13">Ajout de l'email lors de l'inscription</text:p>
        </text:list-item>
        <text:list-item>
          <text:p text:style-name="P13">finition de la présent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1T16:43:45.275744582</dc:date>
    <dc:creator>Toussaint </dc:creator>
    <meta:document-statistic meta:table-count="0" meta:image-count="0" meta:object-count="0" meta:page-count="2" meta:paragraph-count="48" meta:word-count="404" meta:character-count="2362" meta:non-whitespace-character-count="2033"/>
    <meta:generator>LibreOffice/4.2.8.2$Linux_X86_64 LibreOffice_project/420m0$Build-2</meta:generator>
  </office:meta>
</office:document-meta>
</file>